
<file path=META-INF/manifest.xml><?xml version="1.0" encoding="utf-8"?>
<manifest:manifest xmlns:manifest="urn:oasis:names:tc:opendocument:xmlns:manifest:1.0">
  <manifest:file-entry manifest:full-path="/" manifest:version="1.2" manifest:media-type="application/vnd.oasis.opendocument.presentation"/>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2000010D000026DE000004139013C474.svm" manifest:media-type=""/>
  <manifest:file-entry manifest:full-path="Pictures/20000002000000A200000096F4553ABD.eps" manifest:media-type=""/>
  <manifest:file-entry manifest:full-path="Pictures/" manifest:media-type=""/>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 manifest:media-type=""/>
  <manifest:file-entry manifest:full-path="styles.xml" manifest:media-type="text/xml"/>
  <manifest:file-entry manifest:full-path="Object 1/Pictures/20000011000000DF000000DF23B7A047.svm" manifest:media-type=""/>
  <manifest:file-entry manifest:full-path="Object 1/Pictures/" manifest:media-type=""/>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ffffff" draw:textarea-horizontal-align="justify" draw:textarea-vertical-align="middle" draw:auto-grow-height="false"/>
    </style:style>
    <style:style style:name="gr3" style:family="graphic" style:parent-style-name="standard">
      <style:graphic-properties draw:stroke="none" svg:stroke-color="#ffffff" draw:fill="solid" draw:fill-color="#ffffff" draw:textarea-horizontal-align="justify" draw:textarea-vertical-align="middle" draw:auto-grow-height="false"/>
    </style:style>
    <style:style style:name="gr4" style:family="graphic">
      <style:graphic-properties style:protect="size"/>
    </style:style>
    <style:style style:name="gr5" style:family="graphic" style:parent-style-name="standard">
      <style:graphic-properties draw:ole-draw-aspect="1"/>
    </style:style>
    <style:style style:name="pr1" style:family="presentation" style:parent-style-name="標準-title">
      <style:graphic-properties draw:auto-grow-height="true" fo:min-height="3.506cm"/>
    </style:style>
    <style:style style:name="pr2" style:family="presentation" style:parent-style-name="標準-outline1" style:list-style-name="L2">
      <style:graphic-properties fo:min-height="11.93cm"/>
    </style:style>
    <style:style style:name="pr3" style:family="presentation" style:parent-style-name="標準-notes">
      <style:graphic-properties draw:fill-color="#ffffff" fo:min-height="13.364cm"/>
    </style:style>
    <style:style style:name="pr4" style:family="presentation" style:parent-style-name="標準-outline1">
      <style:graphic-properties fo:min-height="11.929cm"/>
    </style:style>
    <style:style style:name="pr5" style:family="presentation" style:parent-style-name="標準-notes">
      <style:graphic-properties draw:fill-color="#ffffff" draw:auto-grow-height="true" fo:min-height="13.364cm"/>
    </style:style>
    <style:style style:name="pr6" style:family="presentation" style:parent-style-name="標準-title">
      <style:graphic-properties fo:min-height="3.506cm"/>
    </style:style>
    <style:style style:name="pr7" style:family="presentation" style:parent-style-name="標準-outline1">
      <style:graphic-properties fo:min-height="11.93cm"/>
    </style:style>
    <style:style style:name="P1" style:family="paragraph">
      <style:paragraph-properties fo:text-align="center"/>
    </style:style>
    <style:style style:name="P2" style:family="paragraph">
      <style:paragraph-properties fo:margin-top="0cm" fo:margin-bottom="0.2cm"/>
    </style:style>
    <style:style style:name="P3" style:family="paragraph">
      <style:paragraph-properties fo:margin-top="0cm" fo:margin-bottom="0cm"/>
    </style:style>
    <style:style style:name="P4" style:family="paragraph">
      <style:paragraph-properties fo:margin-top="0cm" fo:margin-bottom="0cm"/>
      <style:text-properties fo:font-size="28pt" style:font-size-asian="28pt" style:font-size-complex="28pt"/>
    </style:style>
    <style:style style:name="P5" style:family="paragraph">
      <style:paragraph-properties fo:text-align="start"/>
    </style:style>
    <style:style style:name="P6" style:family="paragraph">
      <style:paragraph-properties fo:margin-left="0cm" fo:margin-right="0cm" fo:margin-top="0cm" fo:margin-bottom="0cm" fo:text-align="start" fo:text-indent="0cm"/>
    </style:style>
    <style:style style:name="P7" style:family="paragraph">
      <style:paragraph-properties fo:margin-left="0cm" fo:margin-right="0cm" fo:text-align="start" fo:text-indent="0cm"/>
    </style:style>
    <style:style style:name="P8" style:family="paragraph">
      <style:text-properties fo:font-size="40pt" style:font-size-asian="40pt" style:font-size-complex="40pt"/>
    </style:style>
    <style:style style:name="P9" style:family="paragraph">
      <style:text-properties fo:font-size="22pt" style:font-size-asian="22pt" style:font-size-complex="22pt"/>
    </style:style>
    <style:style style:name="P10" style:family="paragraph">
      <style:text-properties style:font-size-asian="20pt"/>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32pt" style:font-size-asian="32pt" style:font-size-complex="32pt"/>
    </style:style>
    <style:style style:name="T4" style:family="text">
      <style:text-properties fo:font-size="24pt" style:font-size-asian="24pt" style:font-size-complex="24pt"/>
    </style:style>
    <style:style style:name="T5"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標準" presentation:presentation-page-layout-name="AL1T1">
        <draw:g>
          <draw:frame draw:style-name="gr1" draw:text-style-name="P1" draw:layer="layout" svg:width="11.606cm" svg:height="10cm" svg:x="14.6cm" svg:y="8.6cm">
            <draw:image xlink:href="Pictures/20000002000000A200000096F4553ABD.eps" xlink:type="simple" xlink:show="embed" xlink:actuate="onLoad">
              <text:p/>
            </draw:image>
          </draw:frame>
          <draw:custom-shape draw:style-name="gr2" draw:text-style-name="P1" draw:layer="layout" svg:width="0.8cm" svg:height="1.373cm" svg:x="14.4cm" svg:y="12.325cm">
            <text:p/>
            <draw:enhanced-geometry svg:viewBox="0 0 21600 21600" draw:type="rectangle" draw:enhanced-path="M 0 0 L 21600 0 21600 21600 0 21600 0 0 Z N"/>
          </draw:custom-shape>
        </draw:g>
        <draw:frame presentation:style-name="pr1" draw:layer="layout" svg:width="25.199cm" svg:height="3.506cm" svg:x="1.4cm" svg:y="0.837cm" presentation:class="title">
          <draw:text-box>
            <text:p>データ生成</text:p>
          </draw:text-box>
        </draw:frame>
        <draw:frame presentation:style-name="pr2" draw:text-style-name="P4" draw:layer="layout" svg:width="24.639cm" svg:height="12.18cm" svg:x="1.4cm" svg:y="4.914cm" presentation:class="outline">
          <draw:text-box>
            <text:list text:style-name="L2">
              <text:list-item>
                <text:p text:style-name="P2"><text:span text:style-name="T1"><text:s/></text:span><text:span text:style-name="T1">各日の不一致率を</text:span><text:span text:style-name="T1">PCA</text:span><text:span text:style-name="T1">で</text:span><text:span text:style-name="T1">2</text:span><text:span text:style-name="T1">次元に圧縮</text:span></text:p>
              </text:list-item>
              <text:list-item>
                <text:p text:style-name="P2"><text:span text:style-name="T1"><text:s/></text:span><text:span text:style-name="T1">下図のように</text:span><text:span text:style-name="T1">A</text:span><text:span text:style-name="T1">，</text:span><text:span text:style-name="T1">B</text:span><text:span text:style-name="T1">，</text:span><text:span text:style-name="T1">C</text:span><text:span text:style-name="T1">に分ける</text:span></text:p>
              </text:list-item>
              <text:list-item>
                <text:p text:style-name="P3"><text:span text:style-name="T1"><text:s/></text:span><text:span text:style-name="T1">A</text:span><text:span text:style-name="T1">，</text:span><text:span text:style-name="T1">B</text:span><text:span text:style-name="T1">，</text:span><text:span text:style-name="T1">C</text:span><text:span text:style-name="T1">それぞれに典型移動パターンと</text:span></text:p>
                <text:p text:style-name="P2"><text:span text:style-name="T1"><text:s/></text:span><text:span text:style-name="T1">遷移確率行列を作成</text:span></text:p>
              </text:list-item>
              <text:list-item>
                <text:p text:style-name="P3"><text:span text:style-name="T1"><text:s/></text:span><text:span text:style-name="T1">不確かさを指定してシミュレータ</text:span></text:p>
                <text:p text:style-name="P2"><text:span text:style-name="T1">（手法</text:span><text:span text:style-name="T1">3</text:span><text:span text:style-name="T1">）に適用</text:span></text:p>
              </text:list-item>
            </text:list>
          </draw:text-box>
        </draw:frame>
        <draw:custom-shape draw:style-name="gr3" draw:text-style-name="P5" draw:layer="layout" svg:width="22.2cm" svg:height="1.8cm" svg:x="2.8cm" svg:y="18cm">
          <text:p text:style-name="P5"><text:span text:style-name="T2">手法</text:span><text:span text:style-name="T2">3</text:span><text:span text:style-name="T2">：パターン通りでない行動後，その行動にかかった時間の分だけ次の典型</text:span></text:p>
          <text:p text:style-name="P5"><text:span text:style-name="T2">　　　パターン行動の平均時間から除く処理を行うかをその時刻により決定する</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draw:frame presentation:style-name="pr1" draw:layer="layout" svg:width="25.199cm" svg:height="3.506cm" svg:x="1.4cm" svg:y="0.837cm" presentation:class="title">
          <draw:text-box>
            <text:p>入力変数</text:p>
          </draw:text-box>
        </draw:frame>
        <draw:frame presentation:style-name="pr4" draw:text-style-name="P8" draw:layer="layout" svg:width="24.639cm" svg:height="12.18cm" svg:x="1.4cm" svg:y="4.914cm" presentation:class="outline">
          <draw:text-box>
            <text:p text:style-name="P6"><text:span text:style-name="T3">パターン毎の生成データと</text:span><text:span text:style-name="T3">8</text:span><text:span text:style-name="T3">日間の実データとの</text:span></text:p>
            <text:p text:style-name="P6"><text:span text:style-name="T3">不一致率を求め、不確かさ</text:span><text:span text:style-name="T3">10%</text:span><text:span text:style-name="T3">の生成データを真、</text:span></text:p>
            <text:p text:style-name="P7"><text:span text:style-name="T3">それ以外を偽として入力変数とする。</text:span></text:p>
            <text:p text:style-name="P7"><text:span text:style-name="T4"/></text:p>
            <text:p text:style-name="P7"><text:span text:style-name="T4">例</text:span><text:span text:style-name="T5"> <text:s text:c="2"/></text:span><text:span text:style-name="T5">1</text:span><text:span text:style-name="T5">日め <text:s text:c="4"/></text:span><text:span text:style-name="T5">2</text:span><text:span text:style-name="T5">日め <text:s text:c="4"/></text:span><text:span text:style-name="T5">3</text:span><text:span text:style-name="T5">日め <text:s text:c="4"/></text:span><text:span text:style-name="T5">4</text:span><text:span text:style-name="T5">日め <text:s text:c="4"/></text:span><text:span text:style-name="T5">5</text:span><text:span text:style-name="T5">日め <text:s text:c="4"/></text:span><text:span text:style-name="T5">6</text:span><text:span text:style-name="T5">日め <text:s text:c="4"/></text:span><text:span text:style-name="T5">7</text:span><text:span text:style-name="T5">日め <text:s text:c="4"/></text:span><text:span text:style-name="T5">8</text:span><text:span text:style-name="T5">日め <text:s/>真偽</text:span></text:p>
            <text:p text:style-name="P7"><text:span text:style-name="T4">　 </text:span><text:span text:style-name="T4">38.47 <text:s/>75.97 <text:s/>76.94 <text:s/>64.79 <text:s/>73.06 <text:s/>72.22 <text:s/>68.89 <text:s/>73.61 <text:s/>0</text:span></text:p>
          </draw:text-box>
        </draw:frame>
        <draw:frame presentation:style-name="pr4" draw:text-style-name="P9" draw:layer="layout" svg:width="24.7cm" svg:height="1.8cm" svg:x="1.5cm" svg:y="17.4cm" presentation:class="outline" presentation:user-transformed="true">
          <draw:text-box>
            <text:p text:style-name="P6"><text:span text:style-name="T2">不確かさ：典型移動パターン通りに行動しない確率</text:span></text:p>
          </draw:text-box>
        </draw:frame>
        <presentation:notes draw:style-name="dp2">
          <draw:page-thumbnail draw:style-name="gr4" draw:layer="layout" svg:width="14.848cm" svg:height="11.136cm" svg:x="3.075cm" svg:y="2.257cm" draw:page-number="2" presentation:class="page"/>
          <draw:frame presentation:style-name="pr5" draw:text-style-name="P10" draw:layer="layout" svg:width="16.799cm" svg:height="13.364cm" svg:x="2.1cm" svg:y="14.107cm" presentation:class="notes" presentation:placeholder="true">
            <draw:text-box/>
          </draw:frame>
        </presentation:notes>
      </draw:page>
      <draw:page draw:name="page3" draw:style-name="dp3" draw:master-page-name="標準" presentation:presentation-page-layout-name="AL1T1">
        <draw:frame presentation:style-name="pr1" draw:layer="layout" svg:width="25.199cm" svg:height="3.506cm" svg:x="1.4cm" svg:y="0.837cm" presentation:class="title">
          <draw:text-box>
            <text:p>入力変数</text:p>
          </draw:text-box>
        </draw:frame>
        <draw:frame presentation:style-name="pr4" draw:text-style-name="P8" draw:layer="layout" svg:width="24.639cm" svg:height="12.179cm" svg:x="1.4cm" svg:y="4.914cm" presentation:class="outline" presentation:user-transformed="true">
          <draw:text-box>
            <text:p text:style-name="P7"><text:span text:style-name="T1">パターン毎の生成データと</text:span><text:span text:style-name="T1">8</text:span><text:span text:style-name="T1">日間の実データとの不一致率を求め、不確かさ</text:span><text:span text:style-name="T1">10%</text:span><text:span text:style-name="T1">なら真、</text:span><text:span text:style-name="T1">50%</text:span><text:span text:style-name="T1">か</text:span><text:span text:style-name="T1">80%</text:span><text:span text:style-name="T1">なら偽として入力変数とする。</text:span></text:p>
            <text:p text:style-name="P6"><text:span text:style-name="T4">例</text:span><text:span text:style-name="T5"> <text:s text:c="2"/></text:span><text:span text:style-name="T5">1</text:span><text:span text:style-name="T5">日め <text:s text:c="4"/></text:span><text:span text:style-name="T5">2</text:span><text:span text:style-name="T5">日め <text:s text:c="4"/></text:span><text:span text:style-name="T5">3</text:span><text:span text:style-name="T5">日め <text:s text:c="4"/></text:span><text:span text:style-name="T5">4</text:span><text:span text:style-name="T5">日め <text:s text:c="4"/></text:span><text:span text:style-name="T5">5</text:span><text:span text:style-name="T5">日め <text:s text:c="4"/></text:span><text:span text:style-name="T5">6</text:span><text:span text:style-name="T5">日め <text:s text:c="4"/></text:span><text:span text:style-name="T5">7</text:span><text:span text:style-name="T5">日め <text:s text:c="4"/></text:span><text:span text:style-name="T5">8</text:span><text:span text:style-name="T5">日め <text:s/>真偽</text:span></text:p>
            <text:p text:style-name="P7"><text:span text:style-name="T4">　 </text:span><text:span text:style-name="T4">38.47 <text:s/>75.97 <text:s/>76.94 <text:s/>64.79 <text:s/>73.06 <text:s/>72.22 <text:s/>68.89 <text:s/>73.61 <text:s/>0</text:span></text:p>
            <text:p text:style-name="P6"><text:span text:style-name="T4"/></text:p>
            <text:list text:style-name="L5">
              <text:list-item>
                <text:p text:style-name="P7"><text:span text:style-name="T1">学習用データ：不確かさ</text:span><text:span text:style-name="T1">10%</text:span><text:span text:style-name="T1">の生成データ</text:span><text:span text:style-name="T1">1000</text:span><text:span text:style-name="T1">個から　　　　　　求めた不一致率と真偽</text:span></text:p>
              </text:list-item>
              <text:list-item>
                <text:p text:style-name="P6"><text:span text:style-name="T1">評価用データ：不確かさ</text:span><text:span text:style-name="T1">10%</text:span><text:span text:style-name="T1">、</text:span><text:span text:style-name="T1">50%</text:span><text:span text:style-name="T1">、</text:span><text:span text:style-name="T1">80%</text:span><text:span text:style-name="T1">の生成データ　　　　　　</text:span><text:span text:style-name="T1">100</text:span><text:span text:style-name="T1">個ずつから求めた不一致率と真偽</text:span></text:p>
              </text:list-item>
            </text:list>
          </draw:text-box>
        </draw:frame>
        <draw:frame presentation:style-name="pr4" draw:text-style-name="P9" draw:layer="layout" svg:width="24.7cm" svg:height="1.8cm" svg:x="1.5cm" svg:y="17.4cm" presentation:class="outline" presentation:user-transformed="true">
          <draw:text-box>
            <text:p text:style-name="P6"><text:span text:style-name="T2">不確かさ：典型移動パターン通りに行動しない確率</text:span></text:p>
          </draw:text-box>
        </draw:frame>
        <presentation:notes draw:style-name="dp2">
          <draw:page-thumbnail draw:style-name="gr4"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draw:frame presentation:style-name="pr6" draw:layer="layout" svg:width="25.199cm" svg:height="3.506cm" svg:x="1.4cm" svg:y="0.837cm" presentation:class="title">
          <draw:text-box>
            <text:p>参考</text:p>
          </draw:text-box>
        </draw:frame>
        <draw:frame presentation:style-name="pr7" draw:layer="layout" svg:width="24.639cm" svg:height="12.18cm" svg:x="1.4cm" svg:y="4.914cm" presentation:class="outline" presentation:user-transformed="true">
          <draw:text-box>
            <text:list text:style-name="L4">
              <text:list-header>
                <text:p>不確かさ（%）と不一致率（%）の関係</text:p>
                <text:p>各点500回試行</text:p>
              </text:list-header>
            </text:list>
          </draw:text-box>
        </draw:frame>
        <draw:frame draw:style-name="gr5" draw:layer="layout" svg:width="9.993cm" svg:height="8.991cm" svg:x="1.3cm" svg:y="8.21cm">
          <draw:object xlink:href="./Object 1" xlink:type="simple" xlink:show="embed" xlink:actuate="onLoad"/>
          <draw:image xlink:href="./ObjectReplacements/Object 1" xlink:type="simple" xlink:show="embed" xlink:actuate="onLoad"/>
        </draw:frame>
        <draw:frame draw:style-name="gr5" draw:layer="layout" svg:width="10.016cm" svg:height="8.991cm" svg:x="9.521cm" svg:y="8.21cm">
          <draw:object xlink:href="./Object 2" xlink:type="simple" xlink:show="embed" xlink:actuate="onLoad"/>
          <draw:image xlink:href="./ObjectReplacements/Object 2" xlink:type="simple" xlink:show="embed" xlink:actuate="onLoad"/>
        </draw:frame>
        <draw:frame draw:style-name="gr5" draw:layer="layout" svg:width="8.401cm" svg:height="8.996cm" svg:x="17.793cm" svg:y="8.21cm">
          <draw:object xlink:href="./Object 3" xlink:type="simple" xlink:show="embed" xlink:actuate="onLoad"/>
          <draw:image xlink:href="./ObjectReplacements/Object 3" xlink:type="simple" xlink:show="embed" xlink:actuate="onLoad"/>
        </draw:frame>
        <draw:frame draw:style-name="gr1" draw:text-style-name="P1" draw:layer="layout" svg:width="9.949cm" svg:height="1.042cm" svg:x="9.451cm" svg:y="17.201cm">
          <draw:image xlink:href="Pictures/2000010D000026DE000004139013C474.svm"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PGothic"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TakaoPGothic" style:font-family-generic="roman" style:font-pitch="variable" fo:font-size="20pt" fo:font-style="normal" fo:text-shadow="none" style:text-underline-style="none" fo:font-weight="normal" style:letter-kerning="true" style:font-family-asian="TakaoPGothic"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TakaoPGothic" style:font-family-generic="roman" style:font-pitch="variable" fo:font-size="32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akaoPGothic" style:font-family-generic="roman" style:font-pitch="variable" fo:font-size="32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akaoPGothic" style:font-family-generic="roman" style:font-pitch="variable" fo:font-size="44pt" fo:font-style="normal" fo:text-shadow="none" style:text-underline-style="none" fo:font-weight="normal" style:letter-kerning="true" style:font-family-asian="TakaoPGothic"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opuCI </meta:initial-creator>
    <meta:creation-date>2013-05-28T10:58:42</meta:creation-date>
    <meta:editing-duration>PT20H54M20S</meta:editing-duration>
    <meta:editing-cycles>9</meta:editing-cycles>
    <dc:date>2013-05-30T23:09:00</dc:date>
    <meta:generator>OpenOffice.org/3.2$Linux OpenOffice.org_project/320m12$Build-9483</meta:generator>
    <meta:document-statistic meta:object-count="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draw:fill="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treat-empty-cells="ignore" chart:spline-order="3" chart:right-angled-axes="true"/>
    </style:style>
    <style:style style:name="ch4"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
      <style:chart-properties chart:display-label="true" chart:logarithmic="false" chart:minimum="25" chart:maximum="95"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
      <style:chart-properties chart:symbol-type="named-symbol" chart:symbol-name="square" chart:symbol-width="0.25cm" chart:symbol-height="0.25cm" chart:link-data-style-to-source="false">
        <chart:symbol-image xlink:href="Pictures/20000011000000DF000000DF23B7A047.svm" xlink:type="simple" xlink:actuate="onLoad"/>
      </style:chart-properties>
      <style:graphic-properties svg:stroke-width="0.08cm" svg:stroke-color="#004586" draw:fill-color="#004586"/>
      <style:text-properties fo:font-size="10pt" style:font-size-asian="10pt" style:font-size-complex="10pt"/>
    </style:style>
    <style:style style:name="ch10" style:family="chart" style:data-style-name="N1">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1">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1">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1">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data-style-name="N1">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5" style:family="chart" style:data-style-name="N1">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6" style:family="chart" style:data-style-name="N1">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9.994cm" svg:height="8.992cm" xlink:href="." chart:class="chart:scatter" chart:style-name="ch1">
        <chart:title svg:x="4.851cm" svg:y="0.179cm" chart:style-name="ch2">
          <text:p>A</text:p>
        </chart:title>
        <chart:plot-area chart:style-name="ch3" chart:data-source-has-labels="both" svg:x="0.489cm" svg:y="0.889cm" svg:width="7.824cm" svg:height="7.583cm">
          <chart:axis chart:dimension="x" chart:name="primary-x" chart:style-name="ch4">
            <chart:title svg:x="4.064cm" svg:y="8.106cm" chart:style-name="ch5">
              <text:p>不確かさ</text:p>
            </chart:title>
            <chart:categories table:cell-range-address="local-table.$A$2:.$A$12"/>
          </chart:axis>
          <chart:axis chart:dimension="y" chart:name="primary-y" chart:style-name="ch6">
            <chart:title svg:x="0.491cm" svg:y="5.043cm" chart:style-name="ch7">
              <text:p>不一致率</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D$2:.$D$12" chart:label-cell-address="local-table.$D$1" chart:class="chart:scatter">
            <chart:data-point chart:repeated="11"/>
          </chart:series>
          <chart:series chart:style-name="ch11" chart:values-cell-range-address="local-table.$E$2:.$E$12" chart:label-cell-address="local-table.$E$1" chart:class="chart:scatter">
            <chart:data-point chart:repeated="11"/>
          </chart:series>
          <chart:series chart:style-name="ch12" chart:values-cell-range-address="local-table.$F$2:.$F$12" chart:label-cell-address="local-table.$F$1" chart:class="chart:scatter">
            <chart:data-point chart:repeated="11"/>
          </chart:series>
          <chart:series chart:style-name="ch13" chart:values-cell-range-address="local-table.$G$2:.$G$12" chart:label-cell-address="local-table.$G$1" chart:class="chart:scatter">
            <chart:data-point chart:repeated="11"/>
          </chart:series>
          <chart:series chart:style-name="ch14" chart:values-cell-range-address="local-table.$H$2:.$H$12" chart:label-cell-address="local-table.$H$1" chart:class="chart:scatter">
            <chart:data-point chart:repeated="11"/>
          </chart:series>
          <chart:series chart:style-name="ch15" chart:values-cell-range-address="local-table.$I$2:.$I$12" chart:label-cell-address="local-table.$I$1" chart:class="chart:scatter">
            <chart:data-point chart:repeated="11"/>
          </chart:series>
          <chart:series chart:style-name="ch16" chart:values-cell-range-address="local-table.$J$2:.$J$12" chart:label-cell-address="local-table.$J$1" chart:class="chart:scatter">
            <chart:data-point chart:repeated="11"/>
          </chart:series>
          <chart:wall chart:style-name="ch17"/>
          <chart:floor chart:style-name="ch1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able:table-cell>
              <table:table-cell office:value-type="string">
                <text:p>列 B</text:p>
              </table:table-cell>
              <table:table-cell office:value-type="string">
                <text:p>列 C</text:p>
              </table:table-cell>
              <table:table-cell office:value-type="string">
                <text:p>列 D</text:p>
              </table:table-cell>
              <table:table-cell office:value-type="string">
                <text:p>列 E</text:p>
              </table:table-cell>
              <table:table-cell office:value-type="string">
                <text:p>列 F</text:p>
              </table:table-cell>
              <table:table-cell office:value-type="string">
                <text:p>列 G</text:p>
              </table:table-cell>
              <table:table-cell office:value-type="string">
                <text:p>列 H</text:p>
              </table:table-cell>
              <table:table-cell office:value-type="string">
                <text:p>列 I</text:p>
              </table:table-cell>
            </table:table-row>
          </table:table-header-rows>
          <table:table-rows>
            <table:table-row>
              <table:table-cell office:value-type="string">
                <text:p>1</text:p>
              </table:table-cell>
              <table:table-cell office:value-type="float" office:value="0">
                <text:p>0</text:p>
              </table:table-cell>
              <table:table-cell office:value-type="float" office:value="27.656">
                <text:p>27.656</text:p>
              </table:table-cell>
              <table:table-cell office:value-type="float" office:value="77.5353">
                <text:p>77.5353</text:p>
              </table:table-cell>
              <table:table-cell office:value-type="float" office:value="77.8456">
                <text:p>77.8456</text:p>
              </table:table-cell>
              <table:table-cell office:value-type="float" office:value="61.4769">
                <text:p>61.4769</text:p>
              </table:table-cell>
              <table:table-cell office:value-type="float" office:value="69.0236">
                <text:p>69.0236</text:p>
              </table:table-cell>
              <table:table-cell office:value-type="float" office:value="72.0314">
                <text:p>72.0314</text:p>
              </table:table-cell>
              <table:table-cell office:value-type="float" office:value="63.2925">
                <text:p>63.2925</text:p>
              </table:table-cell>
              <table:table-cell office:value-type="float" office:value="68.4714">
                <text:p>68.4714</text:p>
              </table:table-cell>
            </table:table-row>
            <table:table-row>
              <table:table-cell office:value-type="string">
                <text:p>2</text:p>
              </table:table-cell>
              <table:table-cell office:value-type="float" office:value="10">
                <text:p>10</text:p>
              </table:table-cell>
              <table:table-cell office:value-type="float" office:value="32.158">
                <text:p>32.158</text:p>
              </table:table-cell>
              <table:table-cell office:value-type="float" office:value="78.018">
                <text:p>78.018</text:p>
              </table:table-cell>
              <table:table-cell office:value-type="float" office:value="80.129">
                <text:p>80.129</text:p>
              </table:table-cell>
              <table:table-cell office:value-type="float" office:value="64.564">
                <text:p>64.564</text:p>
              </table:table-cell>
              <table:table-cell office:value-type="float" office:value="69.966">
                <text:p>69.966</text:p>
              </table:table-cell>
              <table:table-cell office:value-type="float" office:value="73.003">
                <text:p>73.003</text:p>
              </table:table-cell>
              <table:table-cell office:value-type="float" office:value="65.268">
                <text:p>65.268</text:p>
              </table:table-cell>
              <table:table-cell office:value-type="float" office:value="72.579">
                <text:p>72.579</text:p>
              </table:table-cell>
            </table:table-row>
            <table:table-row>
              <table:table-cell office:value-type="string">
                <text:p>3</text:p>
              </table:table-cell>
              <table:table-cell office:value-type="float" office:value="20">
                <text:p>20</text:p>
              </table:table-cell>
              <table:table-cell office:value-type="float" office:value="39.686">
                <text:p>39.686</text:p>
              </table:table-cell>
              <table:table-cell office:value-type="float" office:value="77.987">
                <text:p>77.987</text:p>
              </table:table-cell>
              <table:table-cell office:value-type="float" office:value="79.926">
                <text:p>79.926</text:p>
              </table:table-cell>
              <table:table-cell office:value-type="float" office:value="66.532">
                <text:p>66.532</text:p>
              </table:table-cell>
              <table:table-cell office:value-type="float" office:value="72.7">
                <text:p>72.7</text:p>
              </table:table-cell>
              <table:table-cell office:value-type="float" office:value="73.516">
                <text:p>73.516</text:p>
              </table:table-cell>
              <table:table-cell office:value-type="float" office:value="67.075">
                <text:p>67.075</text:p>
              </table:table-cell>
              <table:table-cell office:value-type="float" office:value="74.496">
                <text:p>74.496</text:p>
              </table:table-cell>
            </table:table-row>
            <table:table-row>
              <table:table-cell office:value-type="string">
                <text:p>4</text:p>
              </table:table-cell>
              <table:table-cell office:value-type="float" office:value="30">
                <text:p>30</text:p>
              </table:table-cell>
              <table:table-cell office:value-type="float" office:value="48.202">
                <text:p>48.202</text:p>
              </table:table-cell>
              <table:table-cell office:value-type="float" office:value="78.937">
                <text:p>78.937</text:p>
              </table:table-cell>
              <table:table-cell office:value-type="float" office:value="79.835">
                <text:p>79.835</text:p>
              </table:table-cell>
              <table:table-cell office:value-type="float" office:value="69.621">
                <text:p>69.621</text:p>
              </table:table-cell>
              <table:table-cell office:value-type="float" office:value="74.947">
                <text:p>74.947</text:p>
              </table:table-cell>
              <table:table-cell office:value-type="float" office:value="76.329">
                <text:p>76.329</text:p>
              </table:table-cell>
              <table:table-cell office:value-type="float" office:value="70.734">
                <text:p>70.734</text:p>
              </table:table-cell>
              <table:table-cell office:value-type="float" office:value="76.785">
                <text:p>76.785</text:p>
              </table:table-cell>
            </table:table-row>
            <table:table-row>
              <table:table-cell office:value-type="string">
                <text:p>5</text:p>
              </table:table-cell>
              <table:table-cell office:value-type="float" office:value="40">
                <text:p>40</text:p>
              </table:table-cell>
              <table:table-cell office:value-type="float" office:value="58.267">
                <text:p>58.267</text:p>
              </table:table-cell>
              <table:table-cell office:value-type="float" office:value="79.76">
                <text:p>79.76</text:p>
              </table:table-cell>
              <table:table-cell office:value-type="float" office:value="80.609">
                <text:p>80.609</text:p>
              </table:table-cell>
              <table:table-cell office:value-type="float" office:value="73.567">
                <text:p>73.567</text:p>
              </table:table-cell>
              <table:table-cell office:value-type="float" office:value="76.662">
                <text:p>76.662</text:p>
              </table:table-cell>
              <table:table-cell office:value-type="float" office:value="79.286">
                <text:p>79.286</text:p>
              </table:table-cell>
              <table:table-cell office:value-type="float" office:value="75.307">
                <text:p>75.307</text:p>
              </table:table-cell>
              <table:table-cell office:value-type="float" office:value="78.36">
                <text:p>78.36</text:p>
              </table:table-cell>
            </table:table-row>
            <table:table-row>
              <table:table-cell office:value-type="string">
                <text:p>6</text:p>
              </table:table-cell>
              <table:table-cell office:value-type="float" office:value="50">
                <text:p>50</text:p>
              </table:table-cell>
              <table:table-cell office:value-type="float" office:value="71.178">
                <text:p>71.178</text:p>
              </table:table-cell>
              <table:table-cell office:value-type="float" office:value="80.755">
                <text:p>80.755</text:p>
              </table:table-cell>
              <table:table-cell office:value-type="float" office:value="80.413">
                <text:p>80.413</text:p>
              </table:table-cell>
              <table:table-cell office:value-type="float" office:value="77.239">
                <text:p>77.239</text:p>
              </table:table-cell>
              <table:table-cell office:value-type="float" office:value="77.875">
                <text:p>77.875</text:p>
              </table:table-cell>
              <table:table-cell office:value-type="float" office:value="81.687">
                <text:p>81.687</text:p>
              </table:table-cell>
              <table:table-cell office:value-type="float" office:value="78.568">
                <text:p>78.568</text:p>
              </table:table-cell>
              <table:table-cell office:value-type="float" office:value="78.412">
                <text:p>78.412</text:p>
              </table:table-cell>
            </table:table-row>
            <table:table-row>
              <table:table-cell office:value-type="string">
                <text:p>7</text:p>
              </table:table-cell>
              <table:table-cell office:value-type="float" office:value="60">
                <text:p>60</text:p>
              </table:table-cell>
              <table:table-cell office:value-type="float" office:value="80.241">
                <text:p>80.241</text:p>
              </table:table-cell>
              <table:table-cell office:value-type="float" office:value="80.583">
                <text:p>80.583</text:p>
              </table:table-cell>
              <table:table-cell office:value-type="float" office:value="79.185">
                <text:p>79.185</text:p>
              </table:table-cell>
              <table:table-cell office:value-type="float" office:value="77.902">
                <text:p>77.902</text:p>
              </table:table-cell>
              <table:table-cell office:value-type="float" office:value="77.93">
                <text:p>77.93</text:p>
              </table:table-cell>
              <table:table-cell office:value-type="float" office:value="83.116">
                <text:p>83.116</text:p>
              </table:table-cell>
              <table:table-cell office:value-type="float" office:value="79.22">
                <text:p>79.22</text:p>
              </table:table-cell>
              <table:table-cell office:value-type="float" office:value="77.005">
                <text:p>77.005</text:p>
              </table:table-cell>
            </table:table-row>
            <table:table-row>
              <table:table-cell office:value-type="string">
                <text:p>8</text:p>
              </table:table-cell>
              <table:table-cell office:value-type="float" office:value="70">
                <text:p>70</text:p>
              </table:table-cell>
              <table:table-cell office:value-type="float" office:value="77.769">
                <text:p>77.769</text:p>
              </table:table-cell>
              <table:table-cell office:value-type="float" office:value="76.946">
                <text:p>76.946</text:p>
              </table:table-cell>
              <table:table-cell office:value-type="float" office:value="75.968">
                <text:p>75.968</text:p>
              </table:table-cell>
              <table:table-cell office:value-type="float" office:value="74.193">
                <text:p>74.193</text:p>
              </table:table-cell>
              <table:table-cell office:value-type="float" office:value="74.632">
                <text:p>74.632</text:p>
              </table:table-cell>
              <table:table-cell office:value-type="float" office:value="80.261">
                <text:p>80.261</text:p>
              </table:table-cell>
              <table:table-cell office:value-type="float" office:value="75.479">
                <text:p>75.479</text:p>
              </table:table-cell>
              <table:table-cell office:value-type="float" office:value="74.107">
                <text:p>74.107</text:p>
              </table:table-cell>
            </table:table-row>
            <table:table-row>
              <table:table-cell office:value-type="string">
                <text:p>9</text:p>
              </table:table-cell>
              <table:table-cell office:value-type="float" office:value="80">
                <text:p>80</text:p>
              </table:table-cell>
              <table:table-cell office:value-type="float" office:value="76.065">
                <text:p>76.065</text:p>
              </table:table-cell>
              <table:table-cell office:value-type="float" office:value="75.657">
                <text:p>75.657</text:p>
              </table:table-cell>
              <table:table-cell office:value-type="float" office:value="74.677">
                <text:p>74.677</text:p>
              </table:table-cell>
              <table:table-cell office:value-type="float" office:value="72.91">
                <text:p>72.91</text:p>
              </table:table-cell>
              <table:table-cell office:value-type="float" office:value="72.599">
                <text:p>72.599</text:p>
              </table:table-cell>
              <table:table-cell office:value-type="float" office:value="78.128">
                <text:p>78.128</text:p>
              </table:table-cell>
              <table:table-cell office:value-type="float" office:value="73.308">
                <text:p>73.308</text:p>
              </table:table-cell>
              <table:table-cell office:value-type="float" office:value="72.824">
                <text:p>72.824</text:p>
              </table:table-cell>
            </table:table-row>
            <table:table-row>
              <table:table-cell office:value-type="string">
                <text:p>10</text:p>
              </table:table-cell>
              <table:table-cell office:value-type="float" office:value="90">
                <text:p>90</text:p>
              </table:table-cell>
              <table:table-cell office:value-type="float" office:value="75.059">
                <text:p>75.059</text:p>
              </table:table-cell>
              <table:table-cell office:value-type="float" office:value="75.491">
                <text:p>75.491</text:p>
              </table:table-cell>
              <table:table-cell office:value-type="float" office:value="74.907">
                <text:p>74.907</text:p>
              </table:table-cell>
              <table:table-cell office:value-type="float" office:value="74.562">
                <text:p>74.562</text:p>
              </table:table-cell>
              <table:table-cell office:value-type="float" office:value="75.263">
                <text:p>75.263</text:p>
              </table:table-cell>
              <table:table-cell office:value-type="float" office:value="80.211">
                <text:p>80.211</text:p>
              </table:table-cell>
              <table:table-cell office:value-type="float" office:value="75.341">
                <text:p>75.341</text:p>
              </table:table-cell>
              <table:table-cell office:value-type="float" office:value="74.659">
                <text:p>74.659</text:p>
              </table:table-cell>
            </table:table-row>
            <table:table-row>
              <table:table-cell office:value-type="string">
                <text:p>11</text:p>
              </table:table-cell>
              <table:table-cell office:value-type="float" office:value="100">
                <text:p>100</text:p>
              </table:table-cell>
              <table:table-cell office:value-type="float" office:value="81.444">
                <text:p>81.444</text:p>
              </table:table-cell>
              <table:table-cell office:value-type="float" office:value="77.77">
                <text:p>77.77</text:p>
              </table:table-cell>
              <table:table-cell office:value-type="float" office:value="77.559">
                <text:p>77.559</text:p>
              </table:table-cell>
              <table:table-cell office:value-type="float" office:value="80.36">
                <text:p>80.36</text:p>
              </table:table-cell>
              <table:table-cell office:value-type="float" office:value="82.152">
                <text:p>82.152</text:p>
              </table:table-cell>
              <table:table-cell office:value-type="float" office:value="86.458">
                <text:p>86.458</text:p>
              </table:table-cell>
              <table:table-cell office:value-type="float" office:value="82.262">
                <text:p>82.262</text:p>
              </table:table-cell>
              <table:table-cell office:value-type="float" office:value="80.573">
                <text:p>80.57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draw:fill="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treat-empty-cells="ignore" chart:spline-order="3" chart:right-angled-axes="true"/>
    </style:style>
    <style:style style:name="ch4"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
      <style:chart-properties chart:display-label="true" chart:logarithmic="false" chart:minimum="25" chart:maximum="95"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1">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1">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1">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1">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data-style-name="N1">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5" style:family="chart" style:data-style-name="N1">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6" style:family="chart" style:data-style-name="N1">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0.017cm" svg:height="8.992cm" xlink:href="." chart:class="chart:scatter" chart:style-name="ch1">
        <chart:title svg:x="4.862cm" svg:y="0.179cm" chart:style-name="ch2">
          <text:p>B</text:p>
        </chart:title>
        <chart:plot-area chart:style-name="ch3" chart:data-source-has-labels="both" svg:x="0.351cm" svg:y="0.898cm" svg:width="7.941cm" svg:height="7.511cm">
          <chart:axis chart:dimension="x" chart:name="primary-x" chart:style-name="ch4">
            <chart:title svg:x="3.985cm" svg:y="8.043cm" chart:style-name="ch5">
              <text:p>不確かさ</text:p>
            </chart:title>
            <chart:categories table:cell-range-address="local-table.$A$2:.$A$12"/>
          </chart:axis>
          <chart:axis chart:dimension="y" chart:name="primary-y" chart:style-name="ch6">
            <chart:title svg:x="0.352cm" svg:y="5.016cm" chart:style-name="ch7">
              <text:p>不一致率</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D$2:.$D$12" chart:label-cell-address="local-table.$D$1" chart:class="chart:scatter">
            <chart:data-point chart:repeated="11"/>
          </chart:series>
          <chart:series chart:style-name="ch11" chart:values-cell-range-address="local-table.$E$2:.$E$12" chart:label-cell-address="local-table.$E$1" chart:class="chart:scatter">
            <chart:data-point chart:repeated="11"/>
          </chart:series>
          <chart:series chart:style-name="ch12" chart:values-cell-range-address="local-table.$F$2:.$F$12" chart:label-cell-address="local-table.$F$1" chart:class="chart:scatter">
            <chart:data-point chart:repeated="11"/>
          </chart:series>
          <chart:series chart:style-name="ch13" chart:values-cell-range-address="local-table.$G$2:.$G$12" chart:label-cell-address="local-table.$G$1" chart:class="chart:scatter">
            <chart:data-point chart:repeated="11"/>
          </chart:series>
          <chart:series chart:style-name="ch14" chart:values-cell-range-address="local-table.$H$2:.$H$12" chart:label-cell-address="local-table.$H$1" chart:class="chart:scatter">
            <chart:data-point chart:repeated="11"/>
          </chart:series>
          <chart:series chart:style-name="ch15" chart:values-cell-range-address="local-table.$I$2:.$I$12" chart:label-cell-address="local-table.$I$1" chart:class="chart:scatter">
            <chart:data-point chart:repeated="11"/>
          </chart:series>
          <chart:series chart:style-name="ch16" chart:values-cell-range-address="local-table.$J$2:.$J$12" chart:label-cell-address="local-table.$J$1" chart:class="chart:scatter">
            <chart:data-point chart:repeated="11"/>
          </chart:series>
          <chart:wall chart:style-name="ch17"/>
          <chart:floor chart:style-name="ch1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able:table-cell>
              <table:table-cell office:value-type="string">
                <text:p>列 B</text:p>
              </table:table-cell>
              <table:table-cell office:value-type="string">
                <text:p>列 C</text:p>
              </table:table-cell>
              <table:table-cell office:value-type="string">
                <text:p>列 D</text:p>
              </table:table-cell>
              <table:table-cell office:value-type="string">
                <text:p>列 E</text:p>
              </table:table-cell>
              <table:table-cell office:value-type="string">
                <text:p>列 F</text:p>
              </table:table-cell>
              <table:table-cell office:value-type="string">
                <text:p>列 G</text:p>
              </table:table-cell>
              <table:table-cell office:value-type="string">
                <text:p>列 H</text:p>
              </table:table-cell>
              <table:table-cell office:value-type="string">
                <text:p>列 I</text:p>
              </table:table-cell>
            </table:table-row>
          </table:table-header-rows>
          <table:table-rows>
            <table:table-row>
              <table:table-cell office:value-type="string">
                <text:p>1</text:p>
              </table:table-cell>
              <table:table-cell office:value-type="float" office:value="0">
                <text:p>0</text:p>
              </table:table-cell>
              <table:table-cell office:value-type="float" office:value="78.589">
                <text:p>78.589</text:p>
              </table:table-cell>
              <table:table-cell office:value-type="float" office:value="39.072">
                <text:p>39.072</text:p>
              </table:table-cell>
              <table:table-cell office:value-type="float" office:value="42.139">
                <text:p>42.139</text:p>
              </table:table-cell>
              <table:table-cell office:value-type="float" office:value="67.937">
                <text:p>67.937</text:p>
              </table:table-cell>
              <table:table-cell office:value-type="float" office:value="72.007">
                <text:p>72.007</text:p>
              </table:table-cell>
              <table:table-cell office:value-type="float" office:value="62.363">
                <text:p>62.363</text:p>
              </table:table-cell>
              <table:table-cell office:value-type="float" office:value="68.381">
                <text:p>68.381</text:p>
              </table:table-cell>
              <table:table-cell office:value-type="float" office:value="64.244">
                <text:p>64.244</text:p>
              </table:table-cell>
            </table:table-row>
            <table:table-row>
              <table:table-cell office:value-type="string">
                <text:p>2</text:p>
              </table:table-cell>
              <table:table-cell office:value-type="float" office:value="10">
                <text:p>10</text:p>
              </table:table-cell>
              <table:table-cell office:value-type="float" office:value="78.45">
                <text:p>78.45</text:p>
              </table:table-cell>
              <table:table-cell office:value-type="float" office:value="39.198">
                <text:p>39.198</text:p>
              </table:table-cell>
              <table:table-cell office:value-type="float" office:value="41.401">
                <text:p>41.401</text:p>
              </table:table-cell>
              <table:table-cell office:value-type="float" office:value="67.535">
                <text:p>67.535</text:p>
              </table:table-cell>
              <table:table-cell office:value-type="float" office:value="73.207">
                <text:p>73.207</text:p>
              </table:table-cell>
              <table:table-cell office:value-type="float" office:value="62.914">
                <text:p>62.914</text:p>
              </table:table-cell>
              <table:table-cell office:value-type="float" office:value="68.906">
                <text:p>68.906</text:p>
              </table:table-cell>
              <table:table-cell office:value-type="float" office:value="64.494">
                <text:p>64.494</text:p>
              </table:table-cell>
            </table:table-row>
            <table:table-row>
              <table:table-cell office:value-type="string">
                <text:p>3</text:p>
              </table:table-cell>
              <table:table-cell office:value-type="float" office:value="20">
                <text:p>20</text:p>
              </table:table-cell>
              <table:table-cell office:value-type="float" office:value="78.388">
                <text:p>78.388</text:p>
              </table:table-cell>
              <table:table-cell office:value-type="float" office:value="40.352">
                <text:p>40.352</text:p>
              </table:table-cell>
              <table:table-cell office:value-type="float" office:value="41.917">
                <text:p>41.917</text:p>
              </table:table-cell>
              <table:table-cell office:value-type="float" office:value="67.665">
                <text:p>67.665</text:p>
              </table:table-cell>
              <table:table-cell office:value-type="float" office:value="74.18">
                <text:p>74.18</text:p>
              </table:table-cell>
              <table:table-cell office:value-type="float" office:value="63.841">
                <text:p>63.841</text:p>
              </table:table-cell>
              <table:table-cell office:value-type="float" office:value="69.89">
                <text:p>69.89</text:p>
              </table:table-cell>
              <table:table-cell office:value-type="float" office:value="65.18">
                <text:p>65.18</text:p>
              </table:table-cell>
            </table:table-row>
            <table:table-row>
              <table:table-cell office:value-type="string">
                <text:p>4</text:p>
              </table:table-cell>
              <table:table-cell office:value-type="float" office:value="30">
                <text:p>30</text:p>
              </table:table-cell>
              <table:table-cell office:value-type="float" office:value="78.217">
                <text:p>78.217</text:p>
              </table:table-cell>
              <table:table-cell office:value-type="float" office:value="42.458">
                <text:p>42.458</text:p>
              </table:table-cell>
              <table:table-cell office:value-type="float" office:value="43.687">
                <text:p>43.687</text:p>
              </table:table-cell>
              <table:table-cell office:value-type="float" office:value="68.702">
                <text:p>68.702</text:p>
              </table:table-cell>
              <table:table-cell office:value-type="float" office:value="75.068">
                <text:p>75.068</text:p>
              </table:table-cell>
              <table:table-cell office:value-type="float" office:value="65.528">
                <text:p>65.528</text:p>
              </table:table-cell>
              <table:table-cell office:value-type="float" office:value="71.672">
                <text:p>71.672</text:p>
              </table:table-cell>
              <table:table-cell office:value-type="float" office:value="66.799">
                <text:p>66.799</text:p>
              </table:table-cell>
            </table:table-row>
            <table:table-row>
              <table:table-cell office:value-type="string">
                <text:p>5</text:p>
              </table:table-cell>
              <table:table-cell office:value-type="float" office:value="40">
                <text:p>40</text:p>
              </table:table-cell>
              <table:table-cell office:value-type="float" office:value="78.005">
                <text:p>78.005</text:p>
              </table:table-cell>
              <table:table-cell office:value-type="float" office:value="44.504">
                <text:p>44.504</text:p>
              </table:table-cell>
              <table:table-cell office:value-type="float" office:value="46.342">
                <text:p>46.342</text:p>
              </table:table-cell>
              <table:table-cell office:value-type="float" office:value="70.629">
                <text:p>70.629</text:p>
              </table:table-cell>
              <table:table-cell office:value-type="float" office:value="75.586">
                <text:p>75.586</text:p>
              </table:table-cell>
              <table:table-cell office:value-type="float" office:value="67.56">
                <text:p>67.56</text:p>
              </table:table-cell>
              <table:table-cell office:value-type="float" office:value="73.553">
                <text:p>73.553</text:p>
              </table:table-cell>
              <table:table-cell office:value-type="float" office:value="69.096">
                <text:p>69.096</text:p>
              </table:table-cell>
            </table:table-row>
            <table:table-row>
              <table:table-cell office:value-type="string">
                <text:p>6</text:p>
              </table:table-cell>
              <table:table-cell office:value-type="float" office:value="50">
                <text:p>50</text:p>
              </table:table-cell>
              <table:table-cell office:value-type="float" office:value="77.977">
                <text:p>77.977</text:p>
              </table:table-cell>
              <table:table-cell office:value-type="float" office:value="46.5">
                <text:p>46.5</text:p>
              </table:table-cell>
              <table:table-cell office:value-type="float" office:value="49.403">
                <text:p>49.403</text:p>
              </table:table-cell>
              <table:table-cell office:value-type="float" office:value="73.306">
                <text:p>73.306</text:p>
              </table:table-cell>
              <table:table-cell office:value-type="float" office:value="75.885">
                <text:p>75.885</text:p>
              </table:table-cell>
              <table:table-cell office:value-type="float" office:value="70.117">
                <text:p>70.117</text:p>
              </table:table-cell>
              <table:table-cell office:value-type="float" office:value="75.647">
                <text:p>75.647</text:p>
              </table:table-cell>
              <table:table-cell office:value-type="float" office:value="71.958">
                <text:p>71.958</text:p>
              </table:table-cell>
            </table:table-row>
            <table:table-row>
              <table:table-cell office:value-type="string">
                <text:p>7</text:p>
              </table:table-cell>
              <table:table-cell office:value-type="float" office:value="60">
                <text:p>60</text:p>
              </table:table-cell>
              <table:table-cell office:value-type="float" office:value="78.123">
                <text:p>78.123</text:p>
              </table:table-cell>
              <table:table-cell office:value-type="float" office:value="48.156">
                <text:p>48.156</text:p>
              </table:table-cell>
              <table:table-cell office:value-type="float" office:value="51.589">
                <text:p>51.589</text:p>
              </table:table-cell>
              <table:table-cell office:value-type="float" office:value="74.834">
                <text:p>74.834</text:p>
              </table:table-cell>
              <table:table-cell office:value-type="float" office:value="76.009">
                <text:p>76.009</text:p>
              </table:table-cell>
              <table:table-cell office:value-type="float" office:value="71.543">
                <text:p>71.543</text:p>
              </table:table-cell>
              <table:table-cell office:value-type="float" office:value="76.319">
                <text:p>76.319</text:p>
              </table:table-cell>
              <table:table-cell office:value-type="float" office:value="73.038">
                <text:p>73.038</text:p>
              </table:table-cell>
            </table:table-row>
            <table:table-row>
              <table:table-cell office:value-type="string">
                <text:p>8</text:p>
              </table:table-cell>
              <table:table-cell office:value-type="float" office:value="70">
                <text:p>70</text:p>
              </table:table-cell>
              <table:table-cell office:value-type="float" office:value="78.604">
                <text:p>78.604</text:p>
              </table:table-cell>
              <table:table-cell office:value-type="float" office:value="49.732">
                <text:p>49.732</text:p>
              </table:table-cell>
              <table:table-cell office:value-type="float" office:value="53.632">
                <text:p>53.632</text:p>
              </table:table-cell>
              <table:table-cell office:value-type="float" office:value="75.86">
                <text:p>75.86</text:p>
              </table:table-cell>
              <table:table-cell office:value-type="float" office:value="76.681">
                <text:p>76.681</text:p>
              </table:table-cell>
              <table:table-cell office:value-type="float" office:value="71.673">
                <text:p>71.673</text:p>
              </table:table-cell>
              <table:table-cell office:value-type="float" office:value="76.485">
                <text:p>76.485</text:p>
              </table:table-cell>
              <table:table-cell office:value-type="float" office:value="73.45">
                <text:p>73.45</text:p>
              </table:table-cell>
            </table:table-row>
            <table:table-row>
              <table:table-cell office:value-type="string">
                <text:p>9</text:p>
              </table:table-cell>
              <table:table-cell office:value-type="float" office:value="80">
                <text:p>80</text:p>
              </table:table-cell>
              <table:table-cell office:value-type="float" office:value="78.394">
                <text:p>78.394</text:p>
              </table:table-cell>
              <table:table-cell office:value-type="float" office:value="51.658">
                <text:p>51.658</text:p>
              </table:table-cell>
              <table:table-cell office:value-type="float" office:value="55.712">
                <text:p>55.712</text:p>
              </table:table-cell>
              <table:table-cell office:value-type="float" office:value="76.753">
                <text:p>76.753</text:p>
              </table:table-cell>
              <table:table-cell office:value-type="float" office:value="77.853">
                <text:p>77.853</text:p>
              </table:table-cell>
              <table:table-cell office:value-type="float" office:value="71.608">
                <text:p>71.608</text:p>
              </table:table-cell>
              <table:table-cell office:value-type="float" office:value="77.243">
                <text:p>77.243</text:p>
              </table:table-cell>
              <table:table-cell office:value-type="float" office:value="74.524">
                <text:p>74.524</text:p>
              </table:table-cell>
            </table:table-row>
            <table:table-row>
              <table:table-cell office:value-type="string">
                <text:p>10</text:p>
              </table:table-cell>
              <table:table-cell office:value-type="float" office:value="90">
                <text:p>90</text:p>
              </table:table-cell>
              <table:table-cell office:value-type="float" office:value="79.855">
                <text:p>79.855</text:p>
              </table:table-cell>
              <table:table-cell office:value-type="float" office:value="57.232">
                <text:p>57.232</text:p>
              </table:table-cell>
              <table:table-cell office:value-type="float" office:value="60.337">
                <text:p>60.337</text:p>
              </table:table-cell>
              <table:table-cell office:value-type="float" office:value="79.185">
                <text:p>79.185</text:p>
              </table:table-cell>
              <table:table-cell office:value-type="float" office:value="79.071">
                <text:p>79.071</text:p>
              </table:table-cell>
              <table:table-cell office:value-type="float" office:value="73.144">
                <text:p>73.144</text:p>
              </table:table-cell>
              <table:table-cell office:value-type="float" office:value="79.369">
                <text:p>79.369</text:p>
              </table:table-cell>
              <table:table-cell office:value-type="float" office:value="77.181">
                <text:p>77.181</text:p>
              </table:table-cell>
            </table:table-row>
            <table:table-row>
              <table:table-cell office:value-type="string">
                <text:p>11</text:p>
              </table:table-cell>
              <table:table-cell office:value-type="float" office:value="100">
                <text:p>100</text:p>
              </table:table-cell>
              <table:table-cell office:value-type="float" office:value="83.503">
                <text:p>83.503</text:p>
              </table:table-cell>
              <table:table-cell office:value-type="float" office:value="78.173">
                <text:p>78.173</text:p>
              </table:table-cell>
              <table:table-cell office:value-type="float" office:value="82.085">
                <text:p>82.085</text:p>
              </table:table-cell>
              <table:table-cell office:value-type="float" office:value="89.476">
                <text:p>89.476</text:p>
              </table:table-cell>
              <table:table-cell office:value-type="float" office:value="90.942">
                <text:p>90.942</text:p>
              </table:table-cell>
              <table:table-cell office:value-type="float" office:value="82.272">
                <text:p>82.272</text:p>
              </table:table-cell>
              <table:table-cell office:value-type="float" office:value="90.571">
                <text:p>90.571</text:p>
              </table:table-cell>
              <table:table-cell office:value-type="float" office:value="89.598">
                <text:p>89.59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draw:fill="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treat-empty-cells="ignore" chart:spline-order="3" chart:right-angled-axes="true"/>
    </style:style>
    <style:style style:name="ch4"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
      <style:chart-properties chart:display-label="true" chart:logarithmic="false" chart:minimum="25" chart:maximum="95"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1">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1">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1">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1">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data-style-name="N1">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5" style:family="chart" style:data-style-name="N1">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6" style:family="chart" style:data-style-name="N1">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8.402cm" svg:height="8.997cm" xlink:href="." chart:class="chart:scatter" chart:style-name="ch1">
        <chart:title svg:x="4.042cm" svg:y="0.179cm" chart:style-name="ch2">
          <text:p>C</text:p>
        </chart:title>
        <chart:plot-area chart:style-name="ch3" chart:data-source-has-labels="both" svg:x="0.376cm" svg:y="0.88cm" svg:width="7.943cm" svg:height="7.583cm">
          <chart:axis chart:dimension="x" chart:name="primary-x" chart:style-name="ch4">
            <chart:title svg:x="4.011cm" svg:y="8.097cm" chart:style-name="ch5">
              <text:p>不確かさ</text:p>
            </chart:title>
            <chart:categories table:cell-range-address="local-table.$A$2:.$A$12"/>
          </chart:axis>
          <chart:axis chart:dimension="y" chart:name="primary-y" chart:style-name="ch6">
            <chart:title svg:x="0.409cm" svg:y="5.034cm" chart:style-name="ch7">
              <text:p>不一致率</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D$2:.$D$12" chart:label-cell-address="local-table.$D$1" chart:class="chart:scatter">
            <chart:data-point chart:repeated="11"/>
          </chart:series>
          <chart:series chart:style-name="ch11" chart:values-cell-range-address="local-table.$E$2:.$E$12" chart:label-cell-address="local-table.$E$1" chart:class="chart:scatter">
            <chart:data-point chart:repeated="11"/>
          </chart:series>
          <chart:series chart:style-name="ch12" chart:values-cell-range-address="local-table.$F$2:.$F$12" chart:label-cell-address="local-table.$F$1" chart:class="chart:scatter">
            <chart:data-point chart:repeated="11"/>
          </chart:series>
          <chart:series chart:style-name="ch13" chart:values-cell-range-address="local-table.$G$2:.$G$12" chart:label-cell-address="local-table.$G$1" chart:class="chart:scatter">
            <chart:data-point chart:repeated="11"/>
          </chart:series>
          <chart:series chart:style-name="ch14" chart:values-cell-range-address="local-table.$H$2:.$H$12" chart:label-cell-address="local-table.$H$1" chart:class="chart:scatter">
            <chart:data-point chart:repeated="11"/>
          </chart:series>
          <chart:series chart:style-name="ch15" chart:values-cell-range-address="local-table.$I$2:.$I$12" chart:label-cell-address="local-table.$I$1" chart:class="chart:scatter">
            <chart:data-point chart:repeated="11"/>
          </chart:series>
          <chart:series chart:style-name="ch16" chart:values-cell-range-address="local-table.$J$2:.$J$12" chart:label-cell-address="local-table.$J$1" chart:class="chart:scatter">
            <chart:data-point chart:repeated="11"/>
          </chart:series>
          <chart:wall chart:style-name="ch17"/>
          <chart:floor chart:style-name="ch1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row>
          </table:table-header-rows>
          <table:table-rows>
            <table:table-row>
              <table:table-cell office:value-type="string">
                <text:p>1</text:p>
              </table:table-cell>
              <table:table-cell office:value-type="float" office:value="0">
                <text:p>0</text:p>
              </table:table-cell>
              <table:table-cell office:value-type="float" office:value="67.994">
                <text:p>67.994</text:p>
              </table:table-cell>
              <table:table-cell office:value-type="float" office:value="64.822">
                <text:p>64.822</text:p>
              </table:table-cell>
              <table:table-cell office:value-type="float" office:value="59.33">
                <text:p>59.33</text:p>
              </table:table-cell>
              <table:table-cell office:value-type="float" office:value="41.873">
                <text:p>41.873</text:p>
              </table:table-cell>
              <table:table-cell office:value-type="float" office:value="38.264">
                <text:p>38.264</text:p>
              </table:table-cell>
              <table:table-cell office:value-type="float" office:value="46.028">
                <text:p>46.028</text:p>
              </table:table-cell>
              <table:table-cell office:value-type="float" office:value="34.843">
                <text:p>34.843</text:p>
              </table:table-cell>
              <table:table-cell office:value-type="float" office:value="38.749">
                <text:p>38.749</text:p>
              </table:table-cell>
            </table:table-row>
            <table:table-row>
              <table:table-cell office:value-type="string">
                <text:p>2</text:p>
              </table:table-cell>
              <table:table-cell office:value-type="float" office:value="10">
                <text:p>10</text:p>
              </table:table-cell>
              <table:table-cell office:value-type="float" office:value="65.932">
                <text:p>65.932</text:p>
              </table:table-cell>
              <table:table-cell office:value-type="float" office:value="65.666">
                <text:p>65.666</text:p>
              </table:table-cell>
              <table:table-cell office:value-type="float" office:value="59.187">
                <text:p>59.187</text:p>
              </table:table-cell>
              <table:table-cell office:value-type="float" office:value="41.57">
                <text:p>41.57</text:p>
              </table:table-cell>
              <table:table-cell office:value-type="float" office:value="45.291">
                <text:p>45.291</text:p>
              </table:table-cell>
              <table:table-cell office:value-type="float" office:value="47.898">
                <text:p>47.898</text:p>
              </table:table-cell>
              <table:table-cell office:value-type="float" office:value="41.56">
                <text:p>41.56</text:p>
              </table:table-cell>
              <table:table-cell office:value-type="float" office:value="43.909">
                <text:p>43.909</text:p>
              </table:table-cell>
            </table:table-row>
            <table:table-row>
              <table:table-cell office:value-type="string">
                <text:p>3</text:p>
              </table:table-cell>
              <table:table-cell office:value-type="float" office:value="20">
                <text:p>20</text:p>
              </table:table-cell>
              <table:table-cell office:value-type="float" office:value="63.184">
                <text:p>63.184</text:p>
              </table:table-cell>
              <table:table-cell office:value-type="float" office:value="71.359">
                <text:p>71.359</text:p>
              </table:table-cell>
              <table:table-cell office:value-type="float" office:value="64.495">
                <text:p>64.495</text:p>
              </table:table-cell>
              <table:table-cell office:value-type="float" office:value="45.411">
                <text:p>45.411</text:p>
              </table:table-cell>
              <table:table-cell office:value-type="float" office:value="51.123">
                <text:p>51.123</text:p>
              </table:table-cell>
              <table:table-cell office:value-type="float" office:value="55.399">
                <text:p>55.399</text:p>
              </table:table-cell>
              <table:table-cell office:value-type="float" office:value="49.936">
                <text:p>49.936</text:p>
              </table:table-cell>
              <table:table-cell office:value-type="float" office:value="52.815">
                <text:p>52.815</text:p>
              </table:table-cell>
            </table:table-row>
            <table:table-row>
              <table:table-cell office:value-type="string">
                <text:p>4</text:p>
              </table:table-cell>
              <table:table-cell office:value-type="float" office:value="30">
                <text:p>30</text:p>
              </table:table-cell>
              <table:table-cell office:value-type="float" office:value="62.873">
                <text:p>62.873</text:p>
              </table:table-cell>
              <table:table-cell office:value-type="float" office:value="74.754">
                <text:p>74.754</text:p>
              </table:table-cell>
              <table:table-cell office:value-type="float" office:value="70.599">
                <text:p>70.599</text:p>
              </table:table-cell>
              <table:table-cell office:value-type="float" office:value="50.415">
                <text:p>50.415</text:p>
              </table:table-cell>
              <table:table-cell office:value-type="float" office:value="52.206">
                <text:p>52.206</text:p>
              </table:table-cell>
              <table:table-cell office:value-type="float" office:value="59.562">
                <text:p>59.562</text:p>
              </table:table-cell>
              <table:table-cell office:value-type="float" office:value="53.688">
                <text:p>53.688</text:p>
              </table:table-cell>
              <table:table-cell office:value-type="float" office:value="57.302">
                <text:p>57.302</text:p>
              </table:table-cell>
            </table:table-row>
            <table:table-row>
              <table:table-cell office:value-type="string">
                <text:p>5</text:p>
              </table:table-cell>
              <table:table-cell office:value-type="float" office:value="40">
                <text:p>40</text:p>
              </table:table-cell>
              <table:table-cell office:value-type="float" office:value="63.358">
                <text:p>63.358</text:p>
              </table:table-cell>
              <table:table-cell office:value-type="float" office:value="75.657">
                <text:p>75.657</text:p>
              </table:table-cell>
              <table:table-cell office:value-type="float" office:value="72.662">
                <text:p>72.662</text:p>
              </table:table-cell>
              <table:table-cell office:value-type="float" office:value="52.218">
                <text:p>52.218</text:p>
              </table:table-cell>
              <table:table-cell office:value-type="float" office:value="53.643">
                <text:p>53.643</text:p>
              </table:table-cell>
              <table:table-cell office:value-type="float" office:value="60.274">
                <text:p>60.274</text:p>
              </table:table-cell>
              <table:table-cell office:value-type="float" office:value="54.654">
                <text:p>54.654</text:p>
              </table:table-cell>
              <table:table-cell office:value-type="float" office:value="58.391">
                <text:p>58.391</text:p>
              </table:table-cell>
            </table:table-row>
            <table:table-row>
              <table:table-cell office:value-type="string">
                <text:p>6</text:p>
              </table:table-cell>
              <table:table-cell office:value-type="float" office:value="50">
                <text:p>50</text:p>
              </table:table-cell>
              <table:table-cell office:value-type="float" office:value="64.022">
                <text:p>64.022</text:p>
              </table:table-cell>
              <table:table-cell office:value-type="float" office:value="78.043">
                <text:p>78.043</text:p>
              </table:table-cell>
              <table:table-cell office:value-type="float" office:value="74.682">
                <text:p>74.682</text:p>
              </table:table-cell>
              <table:table-cell office:value-type="float" office:value="53.656">
                <text:p>53.656</text:p>
              </table:table-cell>
              <table:table-cell office:value-type="float" office:value="55.027">
                <text:p>55.027</text:p>
              </table:table-cell>
              <table:table-cell office:value-type="float" office:value="61.72">
                <text:p>61.72</text:p>
              </table:table-cell>
              <table:table-cell office:value-type="float" office:value="56.476">
                <text:p>56.476</text:p>
              </table:table-cell>
              <table:table-cell office:value-type="float" office:value="59.902">
                <text:p>59.902</text:p>
              </table:table-cell>
            </table:table-row>
            <table:table-row>
              <table:table-cell office:value-type="string">
                <text:p>7</text:p>
              </table:table-cell>
              <table:table-cell office:value-type="float" office:value="60">
                <text:p>60</text:p>
              </table:table-cell>
              <table:table-cell office:value-type="float" office:value="65.015">
                <text:p>65.015</text:p>
              </table:table-cell>
              <table:table-cell office:value-type="float" office:value="80.63">
                <text:p>80.63</text:p>
              </table:table-cell>
              <table:table-cell office:value-type="float" office:value="77.273">
                <text:p>77.273</text:p>
              </table:table-cell>
              <table:table-cell office:value-type="float" office:value="55.528">
                <text:p>55.528</text:p>
              </table:table-cell>
              <table:table-cell office:value-type="float" office:value="56.387">
                <text:p>56.387</text:p>
              </table:table-cell>
              <table:table-cell office:value-type="float" office:value="62.943">
                <text:p>62.943</text:p>
              </table:table-cell>
              <table:table-cell office:value-type="float" office:value="57.832">
                <text:p>57.832</text:p>
              </table:table-cell>
              <table:table-cell office:value-type="float" office:value="61.466">
                <text:p>61.466</text:p>
              </table:table-cell>
            </table:table-row>
            <table:table-row>
              <table:table-cell office:value-type="string">
                <text:p>8</text:p>
              </table:table-cell>
              <table:table-cell office:value-type="float" office:value="70">
                <text:p>70</text:p>
              </table:table-cell>
              <table:table-cell office:value-type="float" office:value="66.153">
                <text:p>66.153</text:p>
              </table:table-cell>
              <table:table-cell office:value-type="float" office:value="82.383">
                <text:p>82.383</text:p>
              </table:table-cell>
              <table:table-cell office:value-type="float" office:value="79.456">
                <text:p>79.456</text:p>
              </table:table-cell>
              <table:table-cell office:value-type="float" office:value="57.274">
                <text:p>57.274</text:p>
              </table:table-cell>
              <table:table-cell office:value-type="float" office:value="57.221">
                <text:p>57.221</text:p>
              </table:table-cell>
              <table:table-cell office:value-type="float" office:value="64.03">
                <text:p>64.03</text:p>
              </table:table-cell>
              <table:table-cell office:value-type="float" office:value="58.833">
                <text:p>58.833</text:p>
              </table:table-cell>
              <table:table-cell office:value-type="float" office:value="62.443">
                <text:p>62.443</text:p>
              </table:table-cell>
            </table:table-row>
            <table:table-row>
              <table:table-cell office:value-type="string">
                <text:p>9</text:p>
              </table:table-cell>
              <table:table-cell office:value-type="float" office:value="80">
                <text:p>80</text:p>
              </table:table-cell>
              <table:table-cell office:value-type="float" office:value="66.451">
                <text:p>66.451</text:p>
              </table:table-cell>
              <table:table-cell office:value-type="float" office:value="83.225">
                <text:p>83.225</text:p>
              </table:table-cell>
              <table:table-cell office:value-type="float" office:value="80.355">
                <text:p>80.355</text:p>
              </table:table-cell>
              <table:table-cell office:value-type="float" office:value="57.818">
                <text:p>57.818</text:p>
              </table:table-cell>
              <table:table-cell office:value-type="float" office:value="57.842">
                <text:p>57.842</text:p>
              </table:table-cell>
              <table:table-cell office:value-type="float" office:value="63.665">
                <text:p>63.665</text:p>
              </table:table-cell>
              <table:table-cell office:value-type="float" office:value="58.803">
                <text:p>58.803</text:p>
              </table:table-cell>
              <table:table-cell office:value-type="float" office:value="62.603">
                <text:p>62.603</text:p>
              </table:table-cell>
            </table:table-row>
            <table:table-row>
              <table:table-cell office:value-type="string">
                <text:p>10</text:p>
              </table:table-cell>
              <table:table-cell office:value-type="float" office:value="90">
                <text:p>90</text:p>
              </table:table-cell>
              <table:table-cell office:value-type="float" office:value="66.504">
                <text:p>66.504</text:p>
              </table:table-cell>
              <table:table-cell office:value-type="float" office:value="84.304">
                <text:p>84.304</text:p>
              </table:table-cell>
              <table:table-cell office:value-type="float" office:value="81.711">
                <text:p>81.711</text:p>
              </table:table-cell>
              <table:table-cell office:value-type="float" office:value="59.159">
                <text:p>59.159</text:p>
              </table:table-cell>
              <table:table-cell office:value-type="float" office:value="59.471">
                <text:p>59.471</text:p>
              </table:table-cell>
              <table:table-cell office:value-type="float" office:value="65.55">
                <text:p>65.55</text:p>
              </table:table-cell>
              <table:table-cell office:value-type="float" office:value="60.781">
                <text:p>60.781</text:p>
              </table:table-cell>
              <table:table-cell office:value-type="float" office:value="64.473">
                <text:p>64.473</text:p>
              </table:table-cell>
            </table:table-row>
            <table:table-row>
              <table:table-cell office:value-type="string">
                <text:p>11</text:p>
              </table:table-cell>
              <table:table-cell office:value-type="float" office:value="100">
                <text:p>100</text:p>
              </table:table-cell>
              <table:table-cell office:value-type="float" office:value="64.048">
                <text:p>64.048</text:p>
              </table:table-cell>
              <table:table-cell office:value-type="float" office:value="78.886">
                <text:p>78.886</text:p>
              </table:table-cell>
              <table:table-cell office:value-type="float" office:value="76.432">
                <text:p>76.432</text:p>
              </table:table-cell>
              <table:table-cell office:value-type="float" office:value="54.289">
                <text:p>54.289</text:p>
              </table:table-cell>
              <table:table-cell office:value-type="float" office:value="56.441">
                <text:p>56.441</text:p>
              </table:table-cell>
              <table:table-cell office:value-type="float" office:value="61.779">
                <text:p>61.779</text:p>
              </table:table-cell>
              <table:table-cell office:value-type="float" office:value="57.955">
                <text:p>57.955</text:p>
              </table:table-cell>
              <table:table-cell office:value-type="float" office:value="61.437">
                <text:p>61.4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